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6.0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23] &amp; &quot;A, &quot; &amp; [.C123] &amp; &quot;, &quot; &amp; [.A123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3]" office:value-type="string" office:string-value="TM-D" calcext:value-type="string">
            <text:p>TM-D</text:p>
          </table:table-cell>
          <table:table-cell/>
          <table:table-cell table:formula="of:=[.B123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3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24] &amp; &quot;A, &quot; &amp; [.C124] &amp; &quot;, &quot; &amp; [.A124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4]" office:value-type="string" office:string-value="TM-D" calcext:value-type="string">
            <text:p>TM-D</text:p>
          </table:table-cell>
          <table:table-cell/>
          <table:table-cell table:formula="of:=[.B124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4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25] &amp; &quot;A, &quot; &amp; [.C125] &amp; &quot;, &quot; &amp; [.A125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5]" office:value-type="string" office:string-value="TM-D" calcext:value-type="string">
            <text:p>TM-D</text:p>
          </table:table-cell>
          <table:table-cell/>
          <table:table-cell table:formula="of:=[.B125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5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26] &amp; &quot;A, &quot; &amp; [.C126] &amp; &quot;, &quot; &amp; [.A126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6]" office:value-type="string" office:string-value="TM-D" calcext:value-type="string">
            <text:p>TM-D</text:p>
          </table:table-cell>
          <table:table-cell/>
          <table:table-cell table:formula="of:=[.B126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6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27] &amp; &quot;A, &quot; &amp; [.C127] &amp; &quot;, &quot; &amp; [.A127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7]" office:value-type="string" office:string-value="TM-D" calcext:value-type="string">
            <text:p>TM-D</text:p>
          </table:table-cell>
          <table:table-cell/>
          <table:table-cell table:formula="of:=[.B127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7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28] &amp; &quot;A, &quot; &amp; [.C128] &amp; &quot;, &quot; &amp; [.A128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8]" office:value-type="string" office:string-value="TM-D" calcext:value-type="string">
            <text:p>TM-D</text:p>
          </table:table-cell>
          <table:table-cell/>
          <table:table-cell table:formula="of:=[.B128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8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29] &amp; &quot;A, &quot; &amp; [.C129] &amp; &quot;, &quot; &amp; [.A129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29]" office:value-type="string" office:string-value="TM-D" calcext:value-type="string">
            <text:p>TM-D</text:p>
          </table:table-cell>
          <table:table-cell/>
          <table:table-cell table:formula="of:=[.B129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29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30] &amp; &quot;A, &quot; &amp; [.C130] &amp; &quot;, &quot; &amp; [.A130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30]" office:value-type="string" office:string-value="TM-D" calcext:value-type="string">
            <text:p>TM-D</text:p>
          </table:table-cell>
          <table:table-cell/>
          <table:table-cell table:formula="of:=[.B130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30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31] &amp; &quot;A, &quot; &amp; [.C131] &amp; &quot;, &quot; &amp; [.A131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31]" office:value-type="string" office:string-value="TM-D" calcext:value-type="string">
            <text:p>TM-D</text:p>
          </table:table-cell>
          <table:table-cell/>
          <table:table-cell table:formula="of:=[.B13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31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32] &amp; &quot;A, &quot; &amp; [.C132] &amp; &quot;, &quot; &amp; [.A132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32]" office:value-type="string" office:string-value="TM-D" calcext:value-type="string">
            <text:p>TM-D</text:p>
          </table:table-cell>
          <table:table-cell/>
          <table:table-cell table:formula="of:=[.B132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32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133] &amp; &quot;A, &quot; &amp; [.C133] &amp; &quot;, &quot; &amp; [.A133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33]" office:value-type="string" office:string-value="TM-D" calcext:value-type="string">
            <text:p>TM-D</text:p>
          </table:table-cell>
          <table:table-cell/>
          <table:table-cell table:formula="of:=[.B133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33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134] &amp; &quot;A, &quot; &amp; [.C134] &amp; &quot;, &quot; &amp; [.A134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34]" office:value-type="string" office:string-value="TM-D" calcext:value-type="string">
            <text:p>TM-D</text:p>
          </table:table-cell>
          <table:table-cell/>
          <table:table-cell table:formula="of:=[.B134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34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35] &amp; &quot;A, &quot; &amp; [.C135] &amp; &quot;, &quot; &amp; [.A135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35]" office:value-type="string" office:string-value="TM-D" calcext:value-type="string">
            <text:p>TM-D</text:p>
          </table:table-cell>
          <table:table-cell/>
          <table:table-cell table:formula="of:=[.B13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35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36] &amp; &quot;A, &quot; &amp; [.C136] &amp; &quot;, &quot; &amp; [.A136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36]" office:value-type="string" office:string-value="TM-D" calcext:value-type="string">
            <text:p>TM-D</text:p>
          </table:table-cell>
          <table:table-cell/>
          <table:table-cell table:formula="of:=[.B136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36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37] &amp; &quot;A, &quot; &amp; [.C137] &amp; &quot;, &quot; &amp; [.A137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-D" calcext:value-type="string">
            <text:p>TM-D</text:p>
          </table:table-cell>
          <table:table-cell/>
          <table:table-cell table:formula="of:=[.B137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37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38] &amp; &quot;A, &quot; &amp; [.C138] &amp; &quot;, &quot; &amp; [.A138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-D" calcext:value-type="string">
            <text:p>TM-D</text:p>
          </table:table-cell>
          <table:table-cell/>
          <table:table-cell table:formula="of:=[.B138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38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39] &amp; &quot;A, &quot; &amp; [.C139] &amp; &quot;, &quot; &amp; [.A139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-D" calcext:value-type="string">
            <text:p>TM-D</text:p>
          </table:table-cell>
          <table:table-cell/>
          <table:table-cell table:formula="of:=[.B139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39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40] &amp; &quot;A, &quot; &amp; [.C140] &amp; &quot;, &quot; &amp; [.A140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-D" calcext:value-type="string">
            <text:p>TM-D</text:p>
          </table:table-cell>
          <table:table-cell/>
          <table:table-cell table:formula="of:=[.B140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40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41] &amp; &quot;A, &quot; &amp; [.C141] &amp; &quot;, &quot; &amp; [.A141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-D" calcext:value-type="string">
            <text:p>TM-D</text:p>
          </table:table-cell>
          <table:table-cell/>
          <table:table-cell table:formula="of:=[.B141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41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42] &amp; &quot;A, &quot; &amp; [.C142] &amp; &quot;, &quot; &amp; [.A142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-D" calcext:value-type="string">
            <text:p>TM-D</text:p>
          </table:table-cell>
          <table:table-cell/>
          <table:table-cell table:formula="of:=[.B142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42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43] &amp; &quot;A, &quot; &amp; [.C143] &amp; &quot;, &quot; &amp; [.A143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-D" calcext:value-type="string">
            <text:p>TM-D</text:p>
          </table:table-cell>
          <table:table-cell/>
          <table:table-cell table:formula="of:=[.B143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43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44] &amp; &quot;A, &quot; &amp; [.C144] &amp; &quot;, &quot; &amp; [.A144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-D" calcext:value-type="string">
            <text:p>TM-D</text:p>
          </table:table-cell>
          <table:table-cell/>
          <table:table-cell table:formula="of:=[.B144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44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6T17:10:05.108787688</dc:date>
    <dc:creator>Manu Varkey</dc:creator>
    <meta:editing-duration>PT2H29M</meta:editing-duration>
    <meta:editing-cycles>141</meta:editing-cycles>
    <meta:document-statistic meta:table-count="1" meta:cell-count="1670" meta:object-count="0"/>
  </office:meta>
</office:document-meta>
</file>